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ythe - Lambesis</text:p>
      <text:p text:style-name="P1"/>
      <text:p text:style-name="P1">27/5/25 </text:p>
      <text:p text:style-name="P1"/>
      <text:p text:style-name="P1">I noticed that there was a placeholder but no content.....at the time I was quite impressed with both men. But for some reason I never got around to making a comment. Of course noone gives a damm!! Especially mere males apologizing!! Fake apologies!!</text:p>
      <text:p text:style-name="P1"/>
      <text:p text:style-name="P1">And of course they may have been fake But then everything may be fake. Even Jesus Christ! Which is what the muslims claim about Christ. </text:p>
      <text:p text:style-name="P1">But never mind all that back to Blythe and Lambesis. Both men allegedly admitted liability and responsibility for their actions and apologised. Blythe was accused of a murdering a fan by pushing him off the stage. And of course Lambesis accused of attempting to murder his wife!! Blythe went back to CZ where the allegeded murder took place. And faced the court trial for the murder of the fan. He was even eventually reconciled with the family o f the mudered fan. He didnt have to go to CZ. </text:p>
      <text:p text:style-name="P1">Lambesis after he was released...one year after his release.....issued a apology. In the apology he said he waited for one year, so that it could be seen that was not trying to curry favour with the courts. I found it a very moving apology. Of course his critics said he made the apology to gain favour. Who knows? Maybe he did!! But the fact remains unescapeably <text:s/>that he publishd a written apology. His sincerity of course remains a matter of debate. </text:p>
      <text:p text:style-name="P1">But in rock and roll a mainly arrogant male domain, for such apologies to be issued is a rareity. Unfortunately for Lambesis he was on to have his entire band leave him!! Even Lambesis admits he has problems!! </text:p>
      <text:p text:style-name="P1">I liked Lambesis and his band when they did the album “An ocean <text:s/>between us” and especially the track “Nothing left”. Which for me was a compassionate track about the hated outsiders. Of course <text:soft-page-break/>not everyone will see it that way.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5-27T11:03:33.87</meta:creation-date>
    <meta:document-statistic meta:table-count="0" meta:image-count="0" meta:object-count="0" meta:page-count="2" meta:paragraph-count="8" meta:word-count="321" meta:character-count="1797"/>
    <dc:date>2025-05-27T11:36:13.94</dc:date>
    <meta:editing-duration>PT29S</meta:editing-duration>
    <meta:editing-cycles>1</meta:editing-cycles>
    <meta:generator>OpenOffice/4.1.15$Win32 OpenOffice.org_project/4115m2$Build-9813</meta:generator>
  </office:meta>
</office:document-meta>
</file>